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style:font-name="Georgia"/>
    </style:style>
    <style:style style:name="P2" style:family="paragraph" style:parent-style-name="Standard">
      <style:paragraph-properties fo:line-height="150%"/>
    </style:style>
    <style:style style:name="P3" style:family="paragraph" style:parent-style-name="Standard">
      <style:paragraph-properties fo:margin-left="0in" fo:margin-right="0in" fo:line-height="150%" fo:text-align="center" style:justify-single-word="false" fo:text-indent="0in" style:auto-text-indent="false"/>
      <style:text-properties style:font-name="Georgia" fo:font-weight="bold" style:font-weight-asian="bold" style:font-weight-complex="bold"/>
    </style:style>
    <style:style style:name="P4" style:family="paragraph" style:parent-style-name="Text_20_body">
      <style:text-properties style:font-name="Georgia"/>
    </style:style>
    <style:style style:name="P5" style:family="paragraph" style:parent-style-name="Text_20_body">
      <style:paragraph-properties fo:line-height="150%"/>
      <style:text-properties style:font-name="Georgia"/>
    </style:style>
    <style:style style:name="P6" style:family="paragraph" style:parent-style-name="Preformatted_20_Text">
      <style:paragraph-properties fo:line-height="150%" fo:text-align="start" style:justify-single-word="false"/>
      <style:text-properties fo:font-variant="normal" fo:text-transform="none" fo:color="#000000" fo:font-size="10.5pt" fo:letter-spacing="normal" fo:font-style="normal" fo:font-weight="normal"/>
    </style:style>
    <style:style style:name="P7" style:family="paragraph" style:parent-style-name="Preformatted_20_Text">
      <style:paragraph-properties fo:line-height="150%" fo:text-align="start" style:justify-single-word="false"/>
    </style:style>
    <style:style style:name="P8" style:family="paragraph" style:parent-style-name="Preformatted_20_Text">
      <style:paragraph-properties fo:margin-left="0in" fo:margin-right="0in" fo:line-height="150%" fo:text-align="start" style:justify-single-word="false" fo:text-indent="0in" style:auto-text-indent="false"/>
      <style:text-properties fo:font-variant="normal" fo:text-transform="none" fo:color="#000000" fo:font-size="10.5pt" fo:letter-spacing="normal" fo:font-style="normal" fo:font-weight="normal"/>
    </style:style>
    <style:style style:name="P9" style:family="paragraph" style:parent-style-name="Preformatted_20_Text">
      <style:paragraph-properties fo:margin-left="0in" fo:margin-right="0in" fo:margin-top="0in" fo:margin-bottom="0.1965in" fo:line-height="150%" fo:text-align="start" style:justify-single-word="false" fo:text-indent="0in" style:auto-text-indent="false"/>
      <style:text-properties fo:font-variant="normal" fo:text-transform="none" fo:color="#000000" fo:font-size="10.5pt" fo:letter-spacing="normal" fo:font-style="normal" fo:font-weight="normal"/>
    </style:style>
    <style:style style:name="P10" style:family="paragraph" style:parent-style-name="Preformatted_20_Text">
      <style:paragraph-properties fo:margin-top="0in" fo:margin-bottom="0.1965in" fo:line-height="150%" fo:text-align="start" style:justify-single-word="false"/>
      <style:text-properties fo:font-variant="normal" fo:text-transform="none" fo:color="#000000" fo:font-size="10.5pt" fo:letter-spacing="normal" fo:font-style="normal" fo:font-weight="normal"/>
    </style:style>
    <style:style style:name="T1" style:family="text">
      <style:text-properties style:font-name="Georgia"/>
    </style:style>
    <style:style style:name="T2" style:family="text">
      <style:text-properties fo:font-variant="normal" fo:text-transform="none" fo:color="#000000" fo:font-size="10.5pt" fo:letter-spacing="normal" fo:font-style="normal" fo:font-weight="normal"/>
    </style:style>
    <style:style style:name="T3" style:family="text">
      <style:text-properties style:font-name="Georgia"/>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2</text:p>
      <text:p text:style-name="P3">Memory</text:p>
      <text:p text:style-name="P1"/>
      <text:p text:style-name="P1"/>
      <text:p text:style-name="P1">0.<text:tab/>God says memory needs to be managed.<text:line-break/><text:line-break/>1.<text:tab/>First we need to merge the code from lab1 to lab2, or vice versa. Using github or other svn. Or just use “diff” and “patch”. Get to the folder which hold lab1 and lab2 and lab1_original.<text:line-break/>$ diff -u -r lab1_original lab1 &gt; lab1-changes.patch<text:line-break/>$ cd lab2<text:line-break/>$ patch -p1 -u &lt; ../lab1-changes.patch<text:line-break/><text:tab/>DO REMEMBER TO USE “PATCH” AS SUFFIX. OR REJECTED.<text:line-break/><text:line-break/>2.<text:tab/>Exercise-1<text:line-break/><text:tab/>To extend the function “mon_backtrace”. Well, steps are given. Do as the instructions.<text:line-break/><text:tab/>We need to print the source file where eip is, the corresponding line number, the corresponding function name, and the shift of asm lang corresponding to the function.<text:line-break/><text:tab/>So there must be something holding the relationship between eip and source file. That is the stab table. And be patient, reading some comment about “stab_binsearch(stabs, region_left, region_right, type, addr)”.<text:line-break/><text:tab/>The first para is the pointer to stab table; the second and the third describe the range to <text:s text:c="4"/>search according to line number; the forth describes the stab info's kind, “FUN” means “function”, “SO” means “source file”, “SLINE” means “instruction line”. “LBRAC” and “RBRAC” are about brackets? And “RSYM” is really hard to guess.<text:line-break/><text:tab/>So we need to use “stab_binsearch” to find useful info according to eip. Clearly, eip corresponds to “addr”. “N_FUN” has been done, “N_SLINE” is left out.<text:line-break/><text:tab/>The function returns region_left and region_right through pointers. Region_left describes the first index of a region which contains the given addr, while region_right is the last index. More details are there in the comment.<text:line-break/><text:tab/>The definition of struct stab is in “inc/stab.h”. “RSYM” and other macros are lying there too.<text:line-break/>---------------------------------------------------------------------<text:line-break/><text:soft-page-break/><text:tab/>// Your code here.</text:p>
      <text:p text:style-name="P1"><text:tab/>stab_binsearch(stabs, &amp;lline, &amp;rline, N_SLINE, addr);</text:p>
      <text:p text:style-name="P1"><text:tab/>info-&gt;eip_line = stabs[lline].n_desc;</text:p>
      <text:p text:style-name="P1"><text:tab/>if (rline &lt; lline)</text:p>
      <text:p text:style-name="P1"><text:tab/>{</text:p>
      <text:p text:style-name="P1"><text:tab/><text:tab/>info-&gt;eip_line = -1;</text:p>
      <text:p text:style-name="P1"><text:tab/>}<text:line-break/><text:tab/>// xxxxxxxxxxxxxxxxxxxxxxx<text:line-break/><text:tab/>// Your code here.</text:p>
      <text:p text:style-name="P1"><text:tab/>for (int i = lfun; l &lt;= rfun; ++lfun)<text:line-break/><text:tab/>{<text:line-break/><text:tab/><text:tab/>if (stabs[i].n_type == N_PSYM)</text:p>
      <text:p text:style-name="P1"><text:tab/><text:tab/>{</text:p>
      <text:p text:style-name="P1"><text:tab/><text:tab/><text:tab/>++(info-&gt;eip_fn_narg);<text:line-break/><text:tab/><text:tab/>}<text:line-break/><text:tab/>}<text:line-break/>---------------------------------------------------------------------<text:line-break/><text:tab/>We can't just use the "lfile" stab because inlined functions can interpolate code from a different file! This is important. What's more, pay attention to the line below:<text:line-break/><text:tab/><text:tab/>info-&gt;eip_fn_addr = stabs[lfun].n_value;</text:p>
      <text:p text:style-name="P1"><text:tab/><text:tab/>// This "n_value" is the function's first addr, but when it comes to SLINE,</text:p>
      <text:p text:style-name="P1"><text:tab/><text:tab/>// "n_value" describes the offset, so we need to minus "n_value" fro addr</text:p>
      <text:p text:style-name="P1"><text:tab/><text:tab/>// to get the offset of the line.</text:p>
      <text:p text:style-name="P1"><text:tab/><text:tab/>addr -= info-&gt;eip_fn_addr;<text:line-break/><text:tab/>Be cautious. Stab table is really an amazing thing. The structure reduces the space needed but fuck reader's brain, which reminds me of the BrainFuck lang.<text:line-break/><text:tab/>Then we need to edit “mon_backtrace” to call “debuginfo_eip”.<text:line-break/>----------------------------------------------------------------------<text:line-break/>int</text:p>
      <text:p text:style-name="P1">mon_backtrace(int argc, char **argv, struct Trapframe *tf)</text:p>
      <text:p text:style-name="P1">{</text:p>
      <text:p text:style-name="P1"><text:tab/>// Your code here.</text:p>
      <text:p text:style-name="P1"><text:tab/>unsigned int ebp;</text:p>
      <text:p text:style-name="P1"><text:soft-page-break/><text:tab/>unsigned int eip;</text:p>
      <text:p text:style-name="P1"><text:tab/>struct Eipdebuginfo debug_info;</text:p>
      <text:p text:style-name="P1"><text:tab/>int i;<text:tab/>// loop</text:p>
      <text:p text:style-name="P1"/>
      <text:p text:style-name="P1"><text:tab/>cprintf("Stack backtrace:\n");</text:p>
      <text:p text:style-name="P1"><text:tab/>// current eip and print current function.</text:p>
      <text:p text:style-name="P1"><text:tab/>// cprintf is a function so init after it in case.</text:p>
      <text:p text:style-name="P1"><text:tab/>eip = read_eip();</text:p>
      <text:p text:style-name="P1"><text:tab/>ebp = read_ebp();</text:p>
      <text:p text:style-name="P1"/>
      <text:p text:style-name="P1"><text:tab/>// in entry.S, ebp is set to be zero before calling i386_init.</text:p>
      <text:p text:style-name="P1"><text:tab/>while (ebp != 0)</text:p>
      <text:p text:style-name="P1"><text:tab/>{</text:p>
      <text:p text:style-name="P1"><text:tab/><text:tab/>if (debuginfo_eip(eip, &amp;debug_info) &gt;= 0)</text:p>
      <text:p text:style-name="P1"><text:tab/><text:tab/>{</text:p>
      <text:p text:style-name="P1"><text:tab/><text:tab/><text:tab/>cprintf("%s:%d: ", debug_info.eip_file, debug_info.eip_line);</text:p>
      <text:p text:style-name="P1"><text:tab/><text:tab/><text:tab/>for (i = 0; i &lt; debug_info.eip_fn_namelen; ++i)</text:p>
      <text:p text:style-name="P1"><text:tab/><text:tab/><text:tab/>{</text:p>
      <text:p text:style-name="P1"><text:tab/><text:tab/><text:tab/><text:tab/>cprintf("%c", debug_info.eip_fn_name[i]);</text:p>
      <text:p text:style-name="P1"><text:tab/><text:tab/><text:tab/>}</text:p>
      <text:p text:style-name="P1"><text:tab/><text:tab/><text:tab/>cprintf("+%x -%d\n", eip-debug_info.eip_fn_addr, debug_info.eip_fn_narg);</text:p>
      <text:p text:style-name="P1"><text:tab/><text:tab/>}</text:p>
      <text:p text:style-name="P1"><text:tab/><text:tab/>else</text:p>
      <text:p text:style-name="P1"><text:tab/><text:tab/>{</text:p>
      <text:p text:style-name="P1"><text:tab/><text:tab/><text:tab/>cprintf("debuginfo_eip() failed\n");</text:p>
      <text:p text:style-name="P1"><text:tab/><text:tab/><text:tab/>return -1;</text:p>
      <text:p text:style-name="P1"><text:tab/><text:tab/>}</text:p>
      <text:p text:style-name="P1"/>
      <text:p text:style-name="P1"><text:tab/><text:tab/>cprintf(" <text:s/>ebp %08x <text:s/>eip %08x <text:s/>args %08x %08x %08x %08x\n", ebp, *((unsigned int *)ebp+1), *((unsigned int *)ebp+2),</text:p>
      <text:p text:style-name="P1"><text:tab/><text:tab/><text:tab/>*((unsigned int *)ebp+3), *((unsigned int *)ebp+4), *((unsigned int *)ebp+5));</text:p>
      <text:p text:style-name="P1"><text:soft-page-break/><text:tab/><text:tab/>eip = *((unsigned int *)ebp+1);</text:p>
      <text:p text:style-name="P1"><text:tab/><text:tab/>ebp = *(unsigned int *)ebp;</text:p>
      <text:p text:style-name="P1"><text:tab/>}</text:p>
      <text:p text:style-name="P1"><text:tab/>return 0;</text:p>
      <text:p text:style-name="P2"><text:span text:style-name="T1">}<text:line-break/>----------------------------------------------------------------------<text:line-break/><text:tab/>Notice that, the current eip through “read_eip()” corresponds to the current function, while eip through “*((unsigned int *)ebp+1)” corresponds to the called of current function.<text:line-break/><text:tab/>It is interesting that “read_eip()” is not an inline function. If it were, eip will be changed when it were called so the correct eip value will never be obtained. Instead, it is implemented at the end of “kern/monitor.c”, which will eliminate the influence.<text:line-break/><text:line-break/>3.<text:tab/>Exercise-2<text:line-break/><text:tab/>I've seen the magic symbol “end”. Cool. But no much time left to talk about this. Shortly, “end” points to the end of the kernel's bss segment, i.e., the first virtual address that the linker.<text:line-break/><text:tab/>First “boot_alloc()”, only used in the process of setting up the virtual memory system. Comments are quite warm-hearted.<text:line-break/><text:tab/>Need to be conscious, keeping physical and virtual memory map in mind at any time. Pmm can be referred to in lab1.html, while vmm can be found out in “inc/memlayout.h”.<text:line-break/><text:tab/>Page is defined in “inc/memlayout.h”, where pagesize if 4kb.<text:line-break/><text:tab/>Struct page consists of “Page_LIST_entry_t pp_link” and “uiint16_t pp_ref”. The former is the free list link, while the latter is the count of pointers. AND PAGES ALLOCATED BY “BOOT_ALLOC” DO NOT HAVE REFERENCE COUNT FIELDS.<text:line-break/><text:tab/>AND! Pages link from high addr to low addr, so the first page started at 0 is the last page if it were free.(It isn't, in fact)<text:line-break/>Pmm:<text:line-break/></text:span><text:span text:style-name="T2">+------------------+ <text:s/>&lt;- 0xFFFFFFFF (4GB)</text:span></text:p>
      <text:p text:style-name="P6">| <text:s text:c="5"/>32-bit <text:s text:c="5"/>|</text:p>
      <text:p text:style-name="P6">| <text:s/>memory mapped <text:s text:c="2"/>|</text:p>
      <text:p text:style-name="P6">| <text:s text:c="4"/>devices <text:s text:c="5"/>|</text:p>
      <text:p text:style-name="P6">| <text:s text:c="17"/>|</text:p>
      <text:p text:style-name="P6">/\/\/\/\/\/\/\/\/\/\</text:p>
      <text:p text:style-name="P7"/>
      <text:p text:style-name="P6"><text:soft-page-break/>/\/\/\/\/\/\/\/\/\/\</text:p>
      <text:p text:style-name="P6">| <text:s text:c="17"/>|</text:p>
      <text:p text:style-name="P6">| <text:s text:c="5"/>Unused <text:s text:c="5"/>|</text:p>
      <text:p text:style-name="P6">| <text:s text:c="17"/>|</text:p>
      <text:p text:style-name="P6">+------------------+ <text:s/>&lt;- depends on amount of RAM</text:p>
      <text:p text:style-name="P6">| <text:s text:c="17"/>|</text:p>
      <text:p text:style-name="P6">| <text:s text:c="17"/>|</text:p>
      <text:p text:style-name="P6">| Extended Memory <text:s/>|</text:p>
      <text:p text:style-name="P6">|------------------|</text:p>
      <text:p text:style-name="P6">| <text:s text:c="6"/>kernnel <text:s text:c="3"/>|</text:p>
      <text:p text:style-name="P6">+------------------+ <text:s/>&lt;- 0x00100000 (1MB)</text:p>
      <text:p text:style-name="P6">| <text:s text:c="4"/>BIOS ROM <text:s text:c="4"/>|</text:p>
      <text:p text:style-name="P6">+------------------+ <text:s/>&lt;- 0x000F0000 (960KB)</text:p>
      <text:p text:style-name="P6">| <text:s/>16-bit devices, |</text:p>
      <text:p text:style-name="P6">| <text:s/>expansion ROMs <text:s/>|</text:p>
      <text:p text:style-name="P6">+------------------+ <text:s/>&lt;- 0x000C0000 (768KB)</text:p>
      <text:p text:style-name="P6">| <text:s text:c="2"/>VGA Display <text:s text:c="3"/>|</text:p>
      <text:p text:style-name="P6">+------------------+ <text:s/>&lt;- 0x000A0000 (640KB)</text:p>
      <text:p text:style-name="P6">| <text:s text:c="17"/>|</text:p>
      <text:p text:style-name="P6">| <text:s text:c="3"/>Low Memory <text:s text:c="3"/>|</text:p>
      <text:p text:style-name="P10">|------------------| <text:s/>&lt;-0x00010000 (elf herader here!)</text:p>
      <text:p text:style-name="P9">|------------------| <text:s/>&lt;-0x00007c00 <text:s text:c="2"/>(boot loader here!)</text:p>
      <text:p text:style-name="P8">| <text:s/>bootmain stack <text:s/>|</text:p>
      <text:p text:style-name="P10">+------------------+ <text:s/>&lt;- 0x00000000</text:p>
      <text:p text:style-name="P2"><text:span text:style-name="T1">Vmm:<text:line-break/></text:span><text:soft-page-break/><text:span text:style-name="T1"><draw:frame draw:style-name="fr1" draw:name="graphics1" text:anchor-type="as-char" svg:y="-5.2835in" svg:width="4.6563in" svg:height="5.6772in" draw:z-index="0"><draw:image xlink:href="http://img.my.csdn.net/uploads/201303/25/1364186838_3237.jpg" xlink:type="simple" xlink:show="embed" xlink:actuate="onLoad"/></draw:frame></text:span><text:span text:style-name="T1"><text:line-break/><text:tab/>Function “ROUNDUP” is defined in “inc/types.h”, which rounds up to the nearest multiple of n. It can be used to make alignment.<text:line-break/>boot_alloc---------------------------------------------------------<text:line-break/><text:tab/>// LAB 2: Your code here:</text:span></text:p>
      <text:p text:style-name="P2"><text:span text:style-name="T1"><text:tab/>//<text:tab/>Step 1: round boot_freemem up to be aligned properly</text:span></text:p>
      <text:p text:style-name="P2"><text:span text:style-name="T1"><text:tab/>boot_freemem = ROUNDUP(boot_freemem, align);</text:span></text:p>
      <text:p text:style-name="P2"><text:span text:style-name="T1"><text:tab/>//<text:tab/>Step 2: save current value of boot_freemem as allocated chunk</text:span></text:p>
      <text:p text:style-name="P2"><text:span text:style-name="T1"><text:tab/>v = boot_freemem;</text:span></text:p>
      <text:p text:style-name="P2"><text:span text:style-name="T1"><text:tab/>//<text:tab/>Step 3: increase boot_freemem to record allocation</text:span></text:p>
      <text:p text:style-name="P2"><text:span text:style-name="T1"><text:tab/>boot_freemem += ROUNDUP(n, align);</text:span></text:p>
      <text:p text:style-name="P2"><text:span text:style-name="T1"><text:tab/>//<text:tab/>Step 4: return allocated chunk</text:span></text:p>
      <text:p text:style-name="P2"><text:span text:style-name="T1"><text:tab/>return v;<text:line-break/>----------------------------------------------------------------------<text:line-break/></text:span></text:p>
      <text:p text:style-name="P2"><text:soft-page-break/><text:span text:style-name="T1"><text:tab/>Then it comes to “page_init()”. The example code here marks all pages as free, which is certainly incorrect. For example, the first page, the IO hole(a0000-100000, vga, display, bio), kernel(kernel, kernel_page_dir, pages).<text:line-break/><text:tab/>Again, from high addr to low addr! What's more, consider how to calculate the size of kernel and the necessary sundries? This is the first method.<text:line-break/><text:tab/>The seconde method is to use formal list writing style. “LIST_REMOVE()” and “LIST_NEXT()” and other are defined in “inc/queue.h”. And “PADDR()” accepts kernel va and returns the corresponding pa; “KADDR” will do the reverse job.<text:line-break/><text:tab/>Both methods will be given.<text:line-break/>page_init-----first-----------------------------------------------<text:line-break/><text:tab/>// the first method, fast</text:span></text:p>
      <text:p text:style-name="P2"><text:span text:style-name="T1"><text:tab/>// but cannot edit the .ref to 1</text:span></text:p>
      <text:p text:style-name="P2"><text:span text:style-name="T1"><text:tab/>// link from high addr to low addr</text:span></text:p>
      <text:p text:style-name="P2"><text:span text:style-name="T1"><text:tab/>extern char end[];</text:span></text:p>
      <text:p text:style-name="P2"><text:span text:style-name="T1"><text:tab/>// eliminate first page</text:span></text:p>
      <text:p text:style-name="P2"><text:span text:style-name="T1"><text:tab/>pages[1].pp_link = NULL;</text:span></text:p>
      <text:p text:style-name="P2"><text:span text:style-name="T1"><text:tab/>// eliminate IO hole and kernel(tightly connected)</text:span></text:p>
      <text:p text:style-name="P2"><text:span text:style-name="T1"><text:tab/>struct Page *pgstart = pa2page((physaddr_t)IOPHYSMEM);</text:span></text:p>
      <text:p text:style-name="P2"><text:span text:style-name="T1"><text:tab/>struct Page *pgend = pa2page((physaddr_t)(PADDR(end)+PGSIZE+npage*sizeof(struct Page)));</text:span></text:p>
      <text:p text:style-name="P2"><text:span text:style-name="T1"><text:tab/>// Will the multiply operation overflow? No! Because the result &lt; memory_size</text:span></text:p>
      <text:p text:style-name="P2"><text:span text:style-name="T1"><text:tab/>++pgend;<text:tab/>// protect the last piece of pg</text:span></text:p>
      <text:p text:style-name="P2"><text:span text:style-name="T1"><text:tab/>--pgstart;<text:tab/>// protect IOPHYSMEM</text:span></text:p>
      <text:p text:style-name="P2"><text:span text:style-name="T1"><text:tab/>pgend-&gt;pp_link = pgstart;<text:line-break/>page_init-----second----------------------------------------------<text:line-break/><text:tab/>// the second method, slow</text:span></text:p>
      <text:p text:style-name="P2"><text:span text:style-name="T1"><text:tab/>// but can edit the .ref to 1</text:span></text:p>
      <text:p text:style-name="P2"><text:span text:style-name="T1"><text:tab/>pages[0].pp_ref = 1;</text:span></text:p>
      <text:p text:style-name="P2"><text:span text:style-name="T1"><text:tab/>// remove the first page</text:span></text:p>
      <text:p text:style-name="P2"><text:span text:style-name="T1"><text:tab/>LIST_REMOVE(&amp;pages[0], pp_link);</text:span></text:p>
      <text:p text:style-name="P2"><text:span text:style-name="T1"><text:tab/>// remove IO hole and kernel, they are tightly connected</text:span></text:p>
      <text:p text:style-name="P2"><text:span text:style-name="T1"><text:tab/>// notice boot_freemem points to the next byte of free mem, and points to higher mem!</text:span></text:p>
      <text:p text:style-name="P2"><text:span text:style-name="T1"><text:tab/>// so after the last calling "boot_alloc", boot_freemem remains the addr of the end </text:span><text:soft-page-break/><text:span text:style-name="T1">addr of kernel pages plus 1</text:span></text:p>
      <text:p text:style-name="P2"><text:span text:style-name="T1"><text:tab/>for (i = IOPHYSMEM; i &lt; PADDR((unsigned int) boot_freemem); i += PGSIZE)</text:span></text:p>
      <text:p text:style-name="P2"><text:span text:style-name="T1"><text:tab/>{</text:span></text:p>
      <text:p text:style-name="P2"><text:span text:style-name="T1"><text:tab/><text:tab/>pages[i / PGSIZE].pp_ref = 1;</text:span></text:p>
      <text:p text:style-name="P2"><text:span text:style-name="T1"><text:tab/><text:tab/>LIST_REMOVE(&amp;pages[i / PGSIZE], pp_link);</text:span></text:p>
      <text:p text:style-name="P2"><text:span text:style-name="T1"><text:tab/>}<text:line-break/>----------------------------------------------------------------------<text:line-break/><text:tab/>Comments are clear. And I prefer the former but chose the latter eventually. More formal, and the time cost is not that big. The most important, those protected pages will never be passed to the function “page_free” as their pp_ref are nonzero.<text:line-break/><text:tab/>Then comes “page_alloc()” and “page_free()”. Simple logic, what the function should do is to remove a page and update “page_free_list”, then return the page pointer, or vice versa.<text:line-break/>page_alloc---------------------------------------------------------</text:span></text:p>
      <text:p text:style-name="P2"><text:span text:style-name="T1"><text:tab/>// Fill this function in</text:span></text:p>
      <text:p text:style-name="P2"><text:span text:style-name="T1"><text:tab/>if (LIST_FIRST(&amp;page_free_list) != NULL)</text:span></text:p>
      <text:p text:style-name="P2"><text:span text:style-name="T1"><text:tab/>{</text:span></text:p>
      <text:p text:style-name="P2"><text:span text:style-name="T1"><text:tab/><text:tab/>// obtain the first page in page_free_list</text:span></text:p>
      <text:p text:style-name="P2"><text:span text:style-name="T1"><text:tab/><text:tab/>*pp_store = LIST_FIRST(&amp;page_free_list);</text:span></text:p>
      <text:p text:style-name="P2"><text:span text:style-name="T1"><text:tab/><text:tab/>// remove the obtained page in page_free_list</text:span></text:p>
      <text:p text:style-name="P2"><text:span text:style-name="T1"><text:tab/><text:tab/>LIST_REMOVE(*pp_store, pp_link);</text:span></text:p>
      <text:p text:style-name="P2"><text:span text:style-name="T1"><text:tab/><text:tab/>return 0;</text:span></text:p>
      <text:p text:style-name="P2"><text:span text:style-name="T1"><text:tab/>}</text:span></text:p>
      <text:p text:style-name="P2"><text:span text:style-name="T1"><text:tab/>else</text:span></text:p>
      <text:p text:style-name="P2"><text:span text:style-name="T1"><text:tab/>{</text:span></text:p>
      <text:p text:style-name="P2"><text:span text:style-name="T1"><text:tab/><text:tab/>return -E_NO_MEM;</text:span></text:p>
      <text:p text:style-name="P2"><text:span text:style-name="T1"><text:tab/>}<text:line-break/>page_free-----------------------------------------------------------<text:line-break/><text:tab/>if (pp-&gt;pp_ref)</text:span></text:p>
      <text:p text:style-name="P2"><text:span text:style-name="T1"><text:tab/>{</text:span></text:p>
      <text:p text:style-name="P2"><text:span text:style-name="T1"><text:tab/><text:tab/>// in case</text:span></text:p>
      <text:p text:style-name="P2"><text:span text:style-name="T1"><text:tab/><text:tab/>panic("pp-&gt;pp_ref != 0, but page_free called");</text:span></text:p>
      <text:p text:style-name="P2"><text:span text:style-name="T1"><text:tab/>}</text:span></text:p>
      <text:p text:style-name="P2"><text:soft-page-break/><text:span text:style-name="T1"><text:tab/>else</text:span></text:p>
      <text:p text:style-name="P2"><text:span text:style-name="T1"><text:tab/>{</text:span></text:p>
      <text:p text:style-name="P2"><text:span text:style-name="T1"><text:tab/><text:tab/>page_initpp(pp);</text:span></text:p>
      <text:p text:style-name="P2"><text:span text:style-name="T1"><text:tab/><text:tab/>LIST_INSERT_HEAD(&amp;page_free_list, pp, pp_link);</text:span></text:p>
      <text:p text:style-name="P2"><text:span text:style-name="T1"><text:tab/>}<text:line-break/>i386_vm_init------------------------------------------------------<text:line-break/><text:tab/>// Your code goes here: </text:span></text:p>
      <text:p text:style-name="P2"><text:span text:style-name="T1"><text:tab/>pages = (struct Page *)boot_alloc(npage*sizeof(struct Page), PGSIZE);<text:line-break/>-----------------------------------------------------------------------<text:line-break/><text:tab/>Btw, the code below states the page bits like dirty bit or something else. <text:line-break/><text:tab/>// Permissions: kernel RW, user NONE</text:span></text:p>
      <text:p text:style-name="P2"><text:span text:style-name="T1"><text:tab/>pgdir[PDX(VPT)] = PADDR(pgdir)|PTE_W|PTE_P;</text:span></text:p>
      <text:p text:style-name="P2"><text:span text:style-name="T1"><text:tab/>// same for UVPT</text:span></text:p>
      <text:p text:style-name="P2"><text:span text:style-name="T1"><text:tab/>// Permissions: kernel R, user R </text:span></text:p>
      <text:p text:style-name="P2"><text:span text:style-name="T1"><text:tab/>pgdir[PDX(UVPT)] = PADDR(pgdir)|PTE_U|PTE_P;<text:line-break/><text:tab/>Delete the first panic line in “i386_vm_init”, recompile lab2 and run bochs, there will be “check_page_alloc() succeeded!”.<text:line-break/><text:line-break/>4.<text:tab/>Exercise-3<text:line-break/><text:tab/>Read Intel Reference Manual. Okay. God.<text:line-break/><text:line-break/>5.<text:tab/>Exercise-4<text:line-break/><text:tab/>Talking about va “uintptr_t” and pa “physaddr_t”. Hmm. And every pointer value in JOS should be a va once paging is set up. Of course.<text:line-break/><text:tab/>Oh Jesus! Can't help to tsukkomi. The html editor is such a moe guy.<text:line-break/><text:tab/>Que.1<text:tab/><text:tab/>“uintptr_t” of course.<text:line-break/><text:tab/>Pay attention to the paragraph below:<text:line-break/></text:span><text:span text:style-name="T1"><text:tab/>In Part 3 of Lab 1 we noted that the boot loader sets up the x86 segmentation hardware so that the kernel appears to run at its link address of 0xf0100000, even though it is actually loaded in physical memory just above the ROM BIOS at 0x00100000. In other words, the kernel's virtual starting address at this point is 0xf0100000, but its linear and physical starting addresses are both 0x00100000. The kernel's linear and physical addresses are the same because we have not yet initialized or enabled page translation.</text:span></text:p>
      <text:p text:style-name="P5"><text:soft-page-break/><text:tab/>In the virtual memory layout you are going to set up for JOS, we will stop using the x86 segmentation hardware for anything interesting, and instead start using page translation to accomplish everything we've already done with segmentation and much more. That is, after you finish this lab and the JOS kernel successfully enables paging, linear addresses will be the same as (the offset portion of) the kernel's virtual addresses, rather than being the same as physical addresses as they are when the boot loader first enters the kernel.<text:line-break/><text:line-break/>6.<text:tab/>Exercise-5(Why is it exercise.4?)<text:line-break/><text:tab/>Keep one thing in mind, that is pagedir and pages are involved in pa, not va. La equals to pa when segmentation is turned on, and la(from oxf0000000) is needed to write/read the memory.(pa = va+base, will change 0xf0000000 to 0x00000000). When segmentation is turned off in “i386_vm_init”, segment base addr is set to zero.<text:line-break/><text:tab/>Through Exercise.2, we've taught the os to create pgdir, but left out page table and page frame. Exercise.5 will make it up.<text:line-break/><text:tab/>There are lots of macros in “inc/mmu.h”, such as “PPN(la)” and “VPN(la)”.These nouns are not strangers.<text:line-break/><text:tab/>Notice the privileges. Given in “inc/mmu.h”. And notice the paragraph below:<text:line-break/>The page directory entry corresponding to the virtual address range</text:p>
      <text:p text:style-name="P5"><text:s/>* [VPT, VPT + PTSIZE) points to the page directory itself. <text:s/>Thus, the page</text:p>
      <text:p text:style-name="P5"><text:s/>* directory is treated as a page table as well as a page directory.</text:p>
      <text:p text:style-name="P5"><text:s/>*</text:p>
      <text:p text:style-name="P5"><text:s/>* One result of treating the page directory as a page table is that all PTEs</text:p>
      <text:p text:style-name="P5"><text:s/>* can be accessed through a "virtual page table" at virtual address VPT (to</text:p>
      <text:p text:style-name="P5"><text:s/>* which vpt is set in entry.S). <text:s/>The PTE for page number N is stored in</text:p>
      <text:p text:style-name="P5"><text:s/>* vpt[N]. <text:s/>(It's worth drawing a diagram of this!)</text:p>
      <text:p text:style-name="P5"><text:s/>*</text:p>
      <text:p text:style-name="P5"><text:s/>* A second consequence is that the contents of the current page directory</text:p>
      <text:p text:style-name="P5"><text:s/>* will always be available at virtual address (VPT + (VPT &gt;&gt; PGSHIFT)), to</text:p>
      <text:p text:style-name="P5"><text:s/>* which vpd is set in entry.S.<text:line-break/><text:tab/>These sentences are from “inc/memlayout.h”, which has an instructive meaning.<text:line-break/><text:soft-page-break/><text:tab/>And the la consists of three parts:<text:line-break/>// A linear address 'la' has a three-part structure as follows:</text:p>
      <text:p text:style-name="P5">//</text:p>
      <text:p text:style-name="P5">// +--------10------+-------10-------+---------12----------+</text:p>
      <text:p text:style-name="P5">// | Page Directory | <text:s text:c="2"/>Page Table <text:s text:c="2"/>| Offset within Page <text:s/>|</text:p>
      <text:p text:style-name="P5">// | <text:s text:c="9"/>Index <text:s text:c="7"/>| <text:s text:c="8"/>Index <text:s text:c="6"/>| <text:s text:c="33"/>|</text:p>
      <text:p text:style-name="P5">// +----------------+----------------+---------------------+</text:p>
      <text:p text:style-name="P5">// <text:s/>\--- PDX(la) --/ \--- PTX(la) --/ \---- PGOFF(la) ----/</text:p>
      <text:p text:style-name="P5">// <text:s/>\----------- PPN(la) -----------/<text:line-break/><text:tab/>Now it is clear to code “page_walk()”. AND REMEMBER TO CHECK PRIVILEGE!<text:line-break/>pgdir_walk---------------------------------------------------------</text:p>
      <text:p text:style-name="P5"><text:tab/>// Fill this function in</text:p>
      <text:p text:style-name="P5"><text:tab/>// I highly recommand to call it "pge_t"</text:p>
      <text:p text:style-name="P5"><text:tab/>// but, it is a page table after all</text:p>
      <text:p text:style-name="P5"><text:tab/>pte_t *pt_addr;</text:p>
      <text:p text:style-name="P5"><text:tab/>// new_pg doesn't need an initialization, because</text:p>
      <text:p text:style-name="P5"><text:tab/>// it will be casted to the existing space</text:p>
      <text:p text:style-name="P5"><text:tab/>struct Page *new_pt;</text:p>
      <text:p text:style-name="P5"><text:tab/>// attention to the priority of operations</text:p>
      <text:p text:style-name="P5"><text:tab/>// PTE_P means whether it is there in memory</text:p>
      <text:p text:style-name="P5"><text:tab/>if ((pgdir[PDX(va)] &amp; PTE_P) != 0)</text:p>
      <text:p text:style-name="P5"><text:tab/>{</text:p>
      <text:p text:style-name="P5"><text:tab/><text:tab/>// va is la now, PDX(va) means page dir addr.</text:p>
      <text:p text:style-name="P5"><text:tab/><text:tab/>// and page dir is a page itself, so PTE_ADDR is</text:p>
      <text:p text:style-name="P5"><text:tab/><text:tab/>// needed to get the addr of phys page va pointing to.</text:p>
      <text:p text:style-name="P5"><text:tab/><text:tab/>// that is the addr of page table</text:p>
      <text:p text:style-name="P5"><text:soft-page-break/><text:tab/><text:tab/>// remember, pt_addr is still a va</text:p>
      <text:p text:style-name="P5"><text:tab/><text:tab/>// we got pa through va, and got va through pa.</text:p>
      <text:p text:style-name="P5"><text:tab/><text:tab/>pt_addr = (pte_t *)KADDR(PTE_ADDR(pgdir[PDX(va)]));</text:p>
      <text:p text:style-name="P5"><text:tab/><text:tab/>// now it's time to get final pa through va</text:p>
      <text:p text:style-name="P5"><text:tab/><text:tab/>// and remember, pt_addr is an array of pointer to phsy pages</text:p>
      <text:p text:style-name="P5"><text:tab/><text:tab/>return &amp;pt_addr[PTX(va)];</text:p>
      <text:p text:style-name="P5"><text:tab/>}</text:p>
      <text:p text:style-name="P5"><text:tab/>else</text:p>
      <text:p text:style-name="P5"><text:tab/>{</text:p>
      <text:p text:style-name="P5"><text:tab/><text:tab/>if (create == 0)</text:p>
      <text:p text:style-name="P5"><text:tab/><text:tab/>{</text:p>
      <text:p text:style-name="P5"><text:tab/><text:tab/><text:tab/>return NULL;</text:p>
      <text:p text:style-name="P5"><text:tab/><text:tab/>}</text:p>
      <text:p text:style-name="P5"><text:tab/><text:tab/>else</text:p>
      <text:p text:style-name="P5"><text:tab/><text:tab/>{</text:p>
      <text:p text:style-name="P5"><text:tab/><text:tab/><text:tab/>// allocate a new page table</text:p>
      <text:p text:style-name="P5"><text:tab/><text:tab/><text:tab/>if (page_alloc(&amp;new_pt) == 0)</text:p>
      <text:p text:style-name="P5"><text:tab/><text:tab/><text:tab/>{</text:p>
      <text:p text:style-name="P5"><text:tab/><text:tab/><text:tab/><text:tab/>new_pt-&gt;pp_ref = 1;</text:p>
      <text:p text:style-name="P5"><text:tab/><text:tab/><text:tab/><text:tab/>// memset(KADDR(page2pa(pg)), 0, PGSIZE);</text:p>
      <text:p text:style-name="P5"><text:tab/><text:tab/><text:tab/><text:tab/>// update the pgdir</text:p>
      <text:p text:style-name="P5"><text:tab/><text:tab/><text:tab/><text:tab/>// P, present in the memory</text:p>
      <text:p text:style-name="P5"><text:tab/><text:tab/><text:tab/><text:tab/>// W, writable; U, user</text:p>
      <text:p text:style-name="P5"><text:tab/><text:tab/><text:tab/><text:tab/>pgdir[PDX(va)] = page2pa(pg) | PTE_P | PTE_W | PTE_U;</text:p>
      <text:p text:style-name="P5"><text:tab/><text:tab/><text:tab/><text:tab/>// then the same with the condition when page table exists in the dir</text:p>
      <text:p text:style-name="P5"><text:soft-page-break/><text:tab/><text:tab/><text:tab/><text:tab/>pt_addr = (pte_t *)KADDR(PTE_ADDR(pgdir[PDX(va)]));</text:p>
      <text:p text:style-name="P5"><text:tab/><text:tab/><text:tab/><text:tab/>return &amp;pt_addr[PTX(va)];</text:p>
      <text:p text:style-name="P5"><text:tab/><text:tab/><text:tab/>}</text:p>
      <text:p text:style-name="P5"><text:tab/><text:tab/>}</text:p>
      <text:p text:style-name="P5"><text:tab/>}<text:line-break/>---------------------------------------------------------------------<text:line-break/><text:tab/>It returns the KERNEL ADDRESS. Comments are hard to write. It's a kind of subject, kind of science, and kind of art.<text:line-break/><text:tab/>“boot_map_segment()” just binds pa to la. Just give a loop, and fill phsy page addr which hold those pa, into the page table corresponding to those la.<text:line-break/>boot_map_segment---------------------------------------------<text:line-break/><text:tab/>// Fill this function in</text:p>
      <text:p text:style-name="P5"><text:tab/>// better than int i; no worry about overflow.</text:p>
      <text:p text:style-name="P5"><text:tab/>unsigned int i;</text:p>
      <text:p text:style-name="P5"><text:tab/>pte_t *pg_addr;</text:p>
      <text:p text:style-name="P5"><text:tab/>// size in stack, no worry.</text:p>
      <text:p text:style-name="P5"><text:tab/>size = ROUNDUP(size, PGSIZE);</text:p>
      <text:p text:style-name="P5"><text:tab/>for (i = 0; i &lt; size; i += PGSIZE)</text:p>
      <text:p text:style-name="P5"><text:tab/>{</text:p>
      <text:p text:style-name="P5"><text:tab/><text:tab/>// get the page addr</text:p>
      <text:p text:style-name="P5"><text:tab/><text:tab/>pg_addr = pgdir_walk(pgdir, (void *)(la+i), 1);</text:p>
      <text:p text:style-name="P5"><text:tab/><text:tab/>if (pg_addr == NULL)</text:p>
      <text:p text:style-name="P5"><text:tab/><text:tab/>{</text:p>
      <text:p text:style-name="P5"><text:tab/><text:tab/><text:tab/>panic("failed to map la to pa in boot_map_segment()");</text:p>
      <text:p text:style-name="P5"><text:tab/><text:tab/>}</text:p>
      <text:p text:style-name="P5"><text:tab/><text:tab/>// map the phsy addr</text:p>
      <text:p text:style-name="P5"><text:tab/><text:tab/>*pg_addr = (pa+i) | perm | PTE_P;</text:p>
      <text:p text:style-name="P5"><text:soft-page-break/><text:tab/>}<text:line-break/>page_lookup--------------------------------------------------------<text:line-break/><text:tab/>// Fill this function in</text:p>
      <text:p text:style-name="P5"><text:tab/>// never create a new page</text:p>
      <text:p text:style-name="P5"><text:tab/>pte_t *pg_addr = pgdir_walk(pgdir, va, 0);</text:p>
      <text:p text:style-name="P5"><text:tab/>if (pg_addr == NULL)</text:p>
      <text:p text:style-name="P5"><text:tab/>{</text:p>
      <text:p text:style-name="P5"><text:tab/><text:tab/>return NULL</text:p>
      <text:p text:style-name="P5"><text:tab/>}</text:p>
      <text:p text:style-name="P5"><text:tab/>else</text:p>
      <text:p text:style-name="P5"><text:tab/>{</text:p>
      <text:p text:style-name="P5"><text:tab/><text:tab/>if (pte_store)</text:p>
      <text:p text:style-name="P5"><text:tab/><text:tab/>{</text:p>
      <text:p text:style-name="P5"><text:tab/><text:tab/><text:tab/>// be careful to read the header comment</text:p>
      <text:p text:style-name="P5"><text:tab/><text:tab/><text:tab/>*pte_store = pg_addr;</text:p>
      <text:p text:style-name="P5"><text:tab/><text:tab/>}</text:p>
      <text:p text:style-name="P5"><text:tab/><text:tab/>// pg_addr is pa, not phsy page addr</text:p>
      <text:p text:style-name="P5"><text:tab/><text:tab/>// but it should be the same as pg_addr</text:p>
      <text:p text:style-name="P5"><text:tab/><text:tab/>// is the start addr of a page</text:p>
      <text:p text:style-name="P5"><text:tab/><text:tab/>return pa2page(pg_addr);</text:p>
      <text:p text:style-name="P5"><text:tab/>}<text:line-break/>page_remov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Teletype"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8:58:28</meta:creation-date>
    <dc:date>2015-04-08T15:46:15</dc:date>
    <meta:editing-duration>P1DT4H56M56S</meta:editing-duration>
    <meta:editing-cycles>969</meta:editing-cycles>
    <meta:generator>LibreOffice/3.5$Linux_x86 LibreOffice_project/350m1$Build-202</meta:generator>
    <dc:creator>Yuchen Yan</dc:creator>
    <meta:document-statistic meta:table-count="0" meta:image-count="1" meta:object-count="0" meta:page-count="14" meta:paragraph-count="240" meta:word-count="2453" meta:character-count="16380" meta:non-whitespace-character-count="13540"/>
  </office:meta>
</office:document-meta>
</file>